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18e1" officeooo:paragraph-rsid="001d18e1" style:font-size-asian="28pt" style:font-size-complex="32pt"/>
    </style:style>
    <style:style style:name="P2" style:family="paragraph" style:parent-style-name="Standard">
      <style:paragraph-properties fo:text-align="start" style:justify-single-word="false"/>
      <style:text-properties fo:font-size="32pt" officeooo:rsid="001d18e1" officeooo:paragraph-rsid="001d18e1" style:font-size-asian="28pt" style:font-size-complex="32pt"/>
    </style:style>
    <style:style style:name="P3" style:family="paragraph" style:parent-style-name="Standard">
      <style:paragraph-properties fo:text-align="start" style:justify-single-word="false"/>
      <style:text-properties fo:font-size="32pt" officeooo:rsid="001d18e1" officeooo:paragraph-rsid="001dadca" style:font-size-asian="28pt" style:font-size-complex="32pt"/>
    </style:style>
    <style:style style:name="P4"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style>
    <style:style style:name="P5"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Liberation Serif" fo:font-size="22pt" fo:letter-spacing="normal" fo:font-style="normal" fo:font-weight="normal" officeooo:paragraph-rsid="001eeec6" style:font-size-asian="22pt" style:font-size-complex="22pt"/>
    </style:style>
    <style:style style:name="P6" style:family="paragraph" style:parent-style-name="Heading_20_4">
      <style:paragraph-properties fo:text-align="start" style:justify-single-word="false"/>
      <style:text-properties fo:font-variant="normal" fo:text-transform="none" fo:color="#000000" style:font-name="Arial" fo:font-size="32pt" fo:letter-spacing="normal" fo:font-style="normal" fo:font-weight="bold" officeooo:rsid="001d18e1" officeooo:paragraph-rsid="001dadca" style:font-size-asian="28pt" style:font-size-complex="32pt"/>
    </style:style>
    <style:style style:name="T1" style:family="text">
      <style:text-properties fo:font-variant="normal" fo:text-transform="none" fo:color="#333333" style:font-name="Liberation Serif" fo:font-size="22pt" fo:letter-spacing="normal" fo:font-style="normal" style:font-name-asian="Liberation Serif" style:font-size-asian="22pt" style:font-size-complex="22pt"/>
    </style:style>
    <style:style style:name="T2" style:family="text">
      <style:text-properties fo:font-variant="normal" fo:text-transform="none" fo:color="#333333" style:font-name="Liberation Serif" fo:font-size="22pt" fo:letter-spacing="normal" fo:font-style="normal" fo:font-weight="normal" style:font-name-asian="Liberation Serif" style:font-size-asian="22pt" style:font-size-complex="22pt"/>
    </style:style>
    <style:style style:name="T3" style:family="text">
      <style:text-properties fo:font-variant="normal" fo:text-transform="none" fo:color="#333333" style:font-name="Liberation Serif" fo:font-size="22pt" fo:letter-spacing="normal" fo:font-style="normal" fo:font-weight="normal" officeooo:rsid="001dadca" style:font-name-asian="Liberation Serif" style:font-size-asian="22pt" style:font-size-complex="22pt"/>
    </style:style>
    <style:style style:name="T4" style:family="text">
      <style:text-properties fo:font-variant="normal" fo:text-transform="none" fo:color="#333333" style:font-name="Liberation Serif" fo:font-size="22pt" fo:letter-spacing="normal" fo:font-style="normal" fo:font-weight="normal" style:font-name-asian="Liberation Serif" style:font-size-asian="22pt" style:font-style-asian="normal" style:font-weight-asian="normal" style:font-size-complex="22pt"/>
    </style:style>
    <style:style style:name="T5" style:family="text">
      <style:text-properties fo:font-variant="normal" fo:text-transform="none" fo:color="#333333" style:font-name="Liberation Serif" fo:font-size="22pt" fo:letter-spacing="normal" fo:font-style="normal" fo:font-weight="normal" style:font-size-asian="22pt" style:font-size-complex="22pt"/>
    </style:style>
    <style:style style:name="T6" style:family="text">
      <style:text-properties fo:font-variant="normal" fo:text-transform="none" fo:color="#333333" style:font-name="Liberation Serif" fo:font-size="22pt" fo:letter-spacing="normal" style:font-name-asian="Liberation Serif" style:font-size-asian="22pt" style:font-size-complex="22pt"/>
    </style:style>
    <style:style style:name="T7" style:family="text">
      <style:text-properties style:font-name="Liberation Serif" fo:font-size="22pt" style:font-name-asian="Liberation Serif" style:font-size-asian="22pt" style:font-size-complex="22pt"/>
    </style:style>
    <style:style style:name="T8" style:family="text">
      <style:text-properties fo:font-size="22pt" style:font-size-asian="19.25pt" style:font-size-complex="22pt"/>
    </style:style>
    <style:style style:name="T9" style:family="text">
      <style:text-properties officeooo:rsid="001eee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nswer of Part 2</text:p>
      <text:p text:style-name="P2"><text:span text:style-name="Strong_20_Emphasis"><text:span text:style-name="T1">Set 2</text:span></text:span><text:span text:style-name="T7"><text:line-break/><text:line-break/></text:span><text:span text:style-name="T2">The source code for the BoxBug class can be found in the boxBug directory</text:span><text:span text:style-name="T4">.</text:span><text:span text:style-name="T7"><text:line-break/><text:line-break/></text:span><text:span text:style-name="T6"> </text:span><text:span text:style-name="T2">1. What is the role of the instance variable sideLength?</text:span></text:p>
      <text:p text:style-name="P2"><text:span text:style-name="T2"><text:s text:c="5"/>Ans: It decides the length of the side of the quare path of the bug.</text:span></text:p>
      <text:p text:style-name="P2"><text:span text:style-name="T7"><text:line-break/></text:span><text:span text:style-name="T6"> </text:span><text:span text:style-name="T2">2. What is the role of the instance variable steps?</text:span></text:p>
      <text:p text:style-name="P2"><text:span text:style-name="T2"><text:s text:c="5"/>Ans: It represents how many steps the bug have moved on the side.</text:span></text:p>
      <text:p text:style-name="P2"><text:span text:style-name="T2"/></text:p>
      <text:p text:style-name="P2"><text:span text:style-name="T2">3. Why is the turn method called twice when steps becomes equal to </text:span><text:span text:style-name="T6">s</text:span><text:span text:style-name="T2">ideLength?</text:span></text:p>
      <text:p text:style-name="P2"><text:span text:style-name="T2"><text:s text:c="5"/>Ans: Because when bug turns once, the angle which it turns is 45 degree, so the angle is 90 degree for twice, which makes the path become a square.</text:span></text:p>
      <text:p text:style-name="P2"/>
      <text:p text:style-name="P2"><text:span text:style-name="T2">4. Why can the move method be called in the BoxBug class when there is no move method in the BoxBug code?</text:span></text:p>
      <text:p text:style-name="P2"><text:span text:style-name="T2"><text:s text:c="6"/>Ans: Because the BoxBug is the class extended form then class Bug, so it can use the move method from class Bug, which is public.</text:span><text:span text:style-name="T7"><text:line-break/></text:span><text:soft-page-break/><text:span text:style-name="T6"> </text:span><text:span text:style-name="T2">5. After a BoxBug is constructed, will the size of its square pattern always be the same? Why or why not?</text:span></text:p>
      <text:p text:style-name="P2"><text:s text:c="3"/><text:span text:style-name="T8">Ans: No, the BoxBug may be on the edge of the grid when it hasn't finish its path on the side of the sqaure.</text:span></text:p>
      <text:p text:style-name="P2"><text:span text:style-name="T8"/></text:p>
      <text:p text:style-name="P2"><text:span text:style-name="T2">6. Can the path a BoxBug travels ever change? Why or why not?</text:span></text:p>
      <text:p text:style-name="P3"><text:span text:style-name="T2"><text:s text:c="7"/></text:span><text:span text:style-name="T3">Ans:No, Because, the path of the BoxBug must be a fix rectangle, even the bug face some barriers.</text:span></text:p>
      <text:p text:style-name="P3"/>
      <text:p text:style-name="P3"><text:span text:style-name="T2">7. When will the value of steps be zero?</text:span></text:p>
      <text:p text:style-name="P3"><text:span text:style-name="T2"><text:s text:c="6"/></text:span><text:span text:style-name="T3">Ans: When the sideLength is zero.</text:span></text:p>
      <text:p text:style-name="P3"/>
      <text:p text:style-name="P3"/>
      <text:h text:style-name="P6" text:outline-level="4"><text:bookmark text:name="Part2：BugVariations-Exercises"/>Exercises</text:h>
      <text:p text:style-name="P4"><text:span text:style-name="T5">In the following exercises, write a new class that extends the </text:span><text:span text:style-name="Emphasis"><text:span text:style-name="T5">Bug </text:span></text:span><text:span text:style-name="T5">class. Override the </text:span><text:span text:style-name="Emphasis"><text:span text:style-name="T5">act </text:span></text:span><text:span text:style-name="T5">method to define the new behavior.</text:span></text:p>
      <text:p text:style-name="P5">1. Write a class CircleBug that is identical to BoxBug, except that in the act method the turn method is called once instead of twice. How is its behavior different from a BoxBug?</text:p>
      <text:p text:style-name="P5"><text:s text:c="5"/><text:span text:style-name="T9">Ans: The angle the CircleBug turns is 45 degree, so finally the path will be like a hexagon, instead of </text:span><text:soft-page-break/><text:span text:style-name="T9">square.</text:span></text:p>
      <text:p text:style-name="P5">2. Write a class SpiralBug that drops flowers in a spiral pattern. Hint: Imitate BoxBug, but adjust the side length when the bug turns. You may want to change the world to an UnboundedGrid to see the spiral pattern more clearly.</text:p>
      <text:p text:style-name="P5"><text:s text:c="5"/><text:span text:style-name="T9">Answer: I add the side length when the bug turns,</text:span></text:p>
      <text:p text:style-name="P5">,<text:span text:style-name="T9">so the path will be like a sprial.</text:span></text:p>
      <text:p text:style-name="P5"/>
      <text:p text:style-name="P5">5. Study the code for the BoxBugRunner class. Summarize the steps you would use to add another BoxBug actor to the grid.</text:p>
      <text:p text:style-name="P5"><text:s text:c="5"/><text:span text:style-name="T9">Answer: To add a new BoxBug, you should create the class extended from the class Bug and write the constructed function and override the act method. Then you should write the new BoxBugRunner class corresponded to your new BoxBug class.</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6:44:58.766201921</meta:creation-date>
    <dc:date>2015-08-19T17:18:18.362826564</dc:date>
    <meta:editing-duration>PT16M48S</meta:editing-duration>
    <meta:editing-cycles>3</meta:editing-cycles>
    <meta:generator>LibreOffice/4.2.7.2$Linux_X86_64 LibreOffice_project/420m0$Build-2</meta:generator>
    <meta:document-statistic meta:table-count="0" meta:image-count="0" meta:object-count="0" meta:page-count="3" meta:paragraph-count="23" meta:word-count="448" meta:character-count="2395" meta:non-whitespace-character-count="1912"/>
  </office:meta>
</office:document-meta>
</file>